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5cm" fo:min-width="3.5cm"/>
      <style:paragraph-properties style:writing-mode="lr-tb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 style:list-style-name="L1">
      <style:graphic-properties draw:textarea-horizontal-align="justify" draw:textarea-vertical-align="middle" draw:auto-grow-height="false" fo:min-height="1.104cm" fo:min-width="7.354cm"/>
      <style:paragraph-properties style:writing-mode="lr-tb"/>
    </style:style>
    <style:style style:name="gr4" style:family="graphic" style:parent-style-name="standard" style:list-style-name="L1">
      <style:graphic-properties draw:textarea-horizontal-align="justify" draw:textarea-vertical-align="middle" draw:auto-grow-height="false" fo:min-height="0.9cm" fo:min-width="3.5cm"/>
      <style:paragraph-properties style:writing-mode="lr-tb"/>
    </style:style>
    <style:style style:name="gr5" style:family="graphic" style:parent-style-name="standard" style:list-style-name="L1">
      <style:graphic-properties draw:textarea-horizontal-align="justify" draw:textarea-vertical-align="middle" draw:auto-grow-height="false" fo:min-height="0.6cm" fo:min-width="3.5cm"/>
      <style:paragraph-properties style:writing-mode="lr-tb"/>
    </style:style>
    <style:style style:name="gr6" style:family="graphic" style:parent-style-name="standard" style:list-style-name="L1">
      <style:graphic-properties draw:textarea-horizontal-align="justify" draw:textarea-vertical-align="top" draw:auto-grow-height="false" fo:min-height="2.098cm" fo:min-width="7.248cm"/>
      <style:paragraph-properties style:writing-mode="lr-tb"/>
    </style:style>
    <style:style style:name="gr7" style:family="graphic" style:parent-style-name="standard" style:list-style-name="L1">
      <style:graphic-properties draw:textarea-horizontal-align="justify" draw:textarea-vertical-align="top" draw:auto-grow-height="false" fo:min-height="2.637cm" fo:min-width="7.188cm"/>
      <style:paragraph-properties style:writing-mode="lr-tb"/>
    </style:style>
    <style:style style:name="gr8" style:family="graphic" style:parent-style-name="standard" style:list-style-name="L1">
      <style:graphic-properties draw:textarea-horizontal-align="justify" draw:textarea-vertical-align="top" draw:auto-grow-height="false" fo:min-height="0.653cm" fo:min-width="7.404cm"/>
      <style:paragraph-properties style:writing-mode="lr-tb"/>
    </style:style>
    <style:style style:name="gr9" style:family="graphic" style:parent-style-name="objectwithoutfill">
      <style:graphic-properties draw:stroke="dash" draw:stroke-dash="Double_20_Dash" draw:fill="solid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4cm" fo:min-width="1.5cm"/>
      <style:paragraph-properties style:writing-mode="lr-tb"/>
    </style:style>
    <style:style style:name="gr11" style:family="graphic" style:parent-style-name="standard" style:list-style-name="L1">
      <style:graphic-properties draw:textarea-horizontal-align="justify" draw:textarea-vertical-align="top" draw:auto-grow-height="false" fo:min-height="0.653cm" fo:min-width="4.004cm"/>
      <style:paragraph-properties style:writing-mode="lr-tb"/>
    </style:style>
    <style:style style:name="gr12" style:family="graphic" style:parent-style-name="standard" style:list-style-name="L1">
      <style:graphic-properties draw:textarea-horizontal-align="justify" draw:textarea-vertical-align="top" draw:auto-grow-height="false" fo:min-height="1.014cm" fo:min-width="8.364cm"/>
      <style:paragraph-properties style:writing-mode="lr-tb"/>
    </style:style>
    <style:style style:name="gr13" style:family="graphic" style:parent-style-name="standard" style:list-style-name="L1">
      <style:graphic-properties draw:textarea-horizontal-align="justify" draw:textarea-vertical-align="middle" draw:auto-grow-height="false" fo:min-height="1.556cm" fo:min-width="9.306cm"/>
      <style:paragraph-properties style:writing-mode="lr-tb"/>
    </style:style>
    <style:style style:name="gr14" style:family="graphic" style:parent-style-name="standard" style:list-style-name="L1">
      <style:graphic-properties draw:textarea-horizontal-align="justify" draw:textarea-vertical-align="top" draw:auto-grow-height="false" fo:min-height="4.352cm" fo:min-width="9.002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75cm" fo:min-width="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top" draw:auto-grow-height="false" fo:min-height="1.736cm" fo:min-width="6.286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top" draw:auto-grow-height="false" fo:min-height="2.458cm" fo:min-width="3.708cm"/>
      <style:paragraph-properties style:writing-mode="lr-tb"/>
    </style:style>
    <style:style style:name="gr18" style:family="graphic" style:parent-style-name="standard" style:list-style-name="L1">
      <style:graphic-properties draw:textarea-horizontal-align="justify" draw:textarea-vertical-align="top" draw:auto-grow-height="false" fo:min-height="4.262cm" fo:min-width="9.012cm"/>
      <style:paragraph-properties style:writing-mode="lr-tb"/>
    </style:style>
    <style:style style:name="gr19" style:family="graphic" style:parent-style-name="standard" style:list-style-name="L1">
      <style:graphic-properties draw:textarea-horizontal-align="justify" draw:textarea-vertical-align="top" draw:auto-grow-height="false" fo:min-height="1.556cm" fo:min-width="6.306cm"/>
      <style:paragraph-properties style:writing-mode="lr-tb"/>
    </style:style>
    <style:style style:name="gr20" style:family="graphic" style:parent-style-name="standard" style:list-style-name="L1">
      <style:graphic-properties draw:textarea-horizontal-align="justify" draw:textarea-vertical-align="top" draw:auto-grow-height="false" fo:min-height="2.728cm" fo:min-width="6.57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22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35cm" fo:min-width="2.5cm"/>
      <style:paragraph-properties style:writing-mode="lr-tb"/>
    </style:style>
    <style:style style:name="gr24" style:family="graphic" style:parent-style-name="standard" style:list-style-name="L1">
      <style:graphic-properties draw:textarea-horizontal-align="justify" draw:textarea-vertical-align="top" draw:auto-grow-height="false" fo:min-height="2.728cm" fo:min-width="7.178cm"/>
      <style:paragraph-properties style:writing-mode="lr-tb"/>
    </style:style>
    <style:style style:name="gr25" style:family="graphic" style:parent-style-name="standard" style:list-style-name="L1">
      <style:graphic-properties draw:textarea-horizontal-align="justify" draw:textarea-vertical-align="top" draw:auto-grow-height="false" fo:min-height="0.653cm" fo:min-width="6.404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style:paragraph-properties fo:text-align="start" style:writing-mode="lr-tb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color="#ff00cc" fo:font-size="12pt" fo:font-weight="bold" style:font-size-asian="12pt" style:font-size-complex="12pt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00cc" fo:font-size="12pt" fo:font-weight="bold" style:font-size-asian="12pt" style:font-size-complex="1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name="Forme2" draw:style-name="gr1" draw:text-style-name="P1" xml:id="id1" draw:id="id1" draw:layer="layout" svg:width="8cm" svg:height="1.8cm" svg:x="6.5cm" svg:y="5cm">
          <text:p text:style-name="P1"><text:span text:style-name="T1">Q avialabl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xml:id="id6" draw:id="id6" draw:layer="layout" svg:x1="14.5cm" svg:y1="5.9cm" svg:x2="14.5cm" svg:y2="5.9cm" draw:start-shape="id1" draw:start-glue-point="7" draw:end-shape="id1" draw:end-glue-point="7" svg:d="M14500 5900z" svg:viewBox="0 0 1 1">
          <text:p/>
        </draw:connector>
        <draw:custom-shape draw:style-name="gr3" draw:text-style-name="P3" xml:id="id2" draw:id="id2" draw:layer="layout" svg:width="8cm" svg:height="1.5cm" svg:x="6.5cm" svg:y="2.9cm">
          <text:p text:style-name="P3"><text:span text:style-name="T1">Saisie 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e2_0" draw:style-name="gr4" draw:text-style-name="P4" xml:id="id3" draw:id="id3" draw:layer="layout" svg:width="8cm" svg:height="2.3cm" svg:x="6.5cm" svg:y="7.5cm">
          <text:p text:style-name="P4"><text:span text:style-name="T1">len(R_user)&gt;=len(R_expected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name="Forme2_1" draw:style-name="gr5" draw:text-style-name="P4" xml:id="id4" draw:id="id4" draw:layer="layout" svg:width="8cm" svg:height="1.7cm" svg:x="6.5cm" svg:y="10.2cm">
          <text:p text:style-name="P4"><text:span text:style-name="T1">R_user = R_expected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3" xml:id="id5" draw:id="id5" draw:layer="layout" svg:width="8cm" svg:height="2.6cm" svg:x="2cm" svg:y="12.6cm">
          <text:p text:style-name="P3"><text:span text:style-name="T1">Right answer :</text:span></text:p>
          <text:p text:style-name="P3"><text:span text:style-name="T1"/></text:p>
          <text:p text:style-name="P3"><text:span text:style-name="T1">is_waiting_answer = false</text:span></text:p>
          <text:p text:style-name="P3"><text:span text:style-name="T1">Score +=1</text:span></text:p>
          <text:p text:style-name="P3"><text:span text:style-name="T1"/></text:p>
          <text:p text:style-name="P3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10.5cm" svg:y1="4.4cm" svg:x2="10.5cm" svg:y2="5cm" draw:start-shape="id2" draw:start-glue-point="2" draw:end-shape="id1" draw:end-glue-point="4" svg:d="M10500 4400v600" svg:viewBox="0 0 1 601">
          <text:p/>
        </draw:connector>
        <draw:connector draw:style-name="gr2" draw:text-style-name="P2" draw:layer="layout" svg:x1="10.5cm" svg:y1="6.8cm" svg:x2="10.5cm" svg:y2="7.5cm" draw:start-shape="id1" draw:start-glue-point="6" draw:end-shape="id3" draw:end-glue-point="4" svg:d="M10500 6800v700" svg:viewBox="0 0 1 701">
          <text:p/>
        </draw:connector>
        <draw:connector draw:style-name="gr2" draw:text-style-name="P2" draw:layer="layout" svg:x1="10.5cm" svg:y1="9.8cm" svg:x2="10.5cm" svg:y2="10.2cm" draw:start-shape="id3" draw:start-glue-point="6" draw:end-shape="id4" draw:end-glue-point="4" svg:d="M10500 9800v400" svg:viewBox="0 0 1 401">
          <text:p/>
        </draw:connector>
        <draw:connector draw:style-name="gr2" draw:text-style-name="P2" draw:layer="layout" svg:x1="10.5cm" svg:y1="11.9cm" svg:x2="6cm" svg:y2="12.6cm" draw:start-shape="id4" draw:start-glue-point="6" draw:end-shape="id5" draw:end-glue-point="0" svg:d="M10500 11900v351h-4500v349" svg:viewBox="0 0 4501 701">
          <text:p/>
        </draw:connector>
        <draw:connector draw:style-name="gr2" draw:text-style-name="P2" draw:layer="layout" draw:line-skew="-0.002cm" svg:x1="14.5cm" svg:y1="5.9cm" svg:x2="14.5cm" svg:y2="3.65cm" draw:start-shape="id6" draw:start-glue-point="0" draw:end-shape="id2" draw:end-glue-point="1" svg:d="M14500 5900h500v-2250h-500" svg:viewBox="0 0 501 2251">
          <text:p/>
        </draw:connector>
        <draw:connector draw:style-name="gr2" draw:text-style-name="P2" draw:layer="layout" draw:line-skew="0.998cm" svg:x1="14.5cm" svg:y1="8.65cm" svg:x2="14.5cm" svg:y2="3.65cm" draw:start-shape="id3" draw:start-glue-point="7" draw:end-shape="id2" draw:end-glue-point="1" svg:d="M14500 8650h1500v-5000h-1500" svg:viewBox="0 0 1501 5001">
          <text:p/>
        </draw:connector>
        <draw:custom-shape draw:style-name="gr7" draw:text-style-name="P3" xml:id="id14" draw:id="id14" draw:layer="layout" svg:width="8cm" svg:height="3.199cm" svg:x="11cm" svg:y="12.501cm">
          <text:p text:style-name="P3"><text:span text:style-name="T1">wrong_answer :</text:span></text:p>
          <text:p text:style-name="P3"><text:span text:style-name="T1"/></text:p>
          <text:p text:style-name="P3"><text:span text:style-name="T1">is_waiting_answer = false</text:span></text:p>
          <text:p text:style-name="P3"><text:span text:style-name="T1">Lives -= 1</text:span></text:p>
          <text:p text:style-name="P3"><text:span text:style-name="T1">Affichage répponse attendue</text:span></text:p>
          <text:p text:style-name="P3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7" draw:id="id7" draw:layer="layout" svg:width="8cm" svg:height="0.999cm" svg:x="11cm" svg:y="16.701cm">
          <text:p text:style-name="P3"><text:span text:style-name="T1">_on_DisplayQuestionTimer_timeout()</text:span></text:p>
          <text:p text:style-name="P3"><text:span text:style-name="T1"/></text:p>
          <text:p text:style-name="P3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5" draw:layer="layout" svg:x1="15cm" svg:y1="15.7cm" svg:x2="15cm" svg:y2="16.7cm">
          <text:p/>
        </draw:line>
        <draw:custom-shape draw:style-name="gr10" draw:text-style-name="P6" xml:id="id8" draw:id="id8" draw:layer="layout" svg:width="4cm" svg:height="1.3cm" svg:x="13cm" svg:y="18.4cm">
          <text:p text:style-name="P6"><text:span text:style-name="T2">Live &lt;= 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3" xml:id="id10" draw:id="id10" draw:layer="layout" svg:width="4.6cm" svg:height="0.999cm" svg:x="7.4cm" svg:y="19.001cm">
          <text:p text:style-name="P3"><text:span text:style-name="T1">game_o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9" draw:id="id9" draw:layer="layout" svg:width="9cm" svg:height="1.4cm" svg:x="10.5cm" svg:y="21.3cm">
          <text:p text:style-name="P3"><text:span text:style-name="T1">select_quest_to_active_after_user_input() :</text:span></text:p>
          <text:p text:style-name="P3"><text:span text:style-name="T1">question_pre_active = current_body</text:span></text:p>
          <text:p text:style-name="P3"><text:span text:style-name="T1"/></text:p>
          <text:p text:style-name="P3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15cm" svg:y1="17.7cm" svg:x2="15cm" svg:y2="18.4cm" draw:start-shape="id7" draw:start-glue-point="2" draw:end-shape="id8" draw:end-glue-point="4" svg:d="M15000 17700v700" svg:viewBox="0 0 1 701">
          <text:p/>
        </draw:connector>
        <draw:connector draw:style-name="gr2" draw:text-style-name="P2" draw:layer="layout" draw:line-skew="0cm 0.199cm" svg:x1="17cm" svg:y1="19.05cm" svg:x2="15cm" svg:y2="21.3cm" draw:start-shape="id8" draw:start-glue-point="7" draw:end-shape="id9" draw:end-glue-point="0" svg:d="M17000 19050h501v1650h-2501v600" svg:viewBox="0 0 2502 2251">
          <text:p/>
        </draw:connector>
        <draw:connector draw:style-name="gr2" draw:text-style-name="P2" draw:layer="layout" draw:line-skew="-0.401cm -4.701cm" svg:x1="15cm" svg:y1="19.7cm" svg:x2="12cm" svg:y2="19.5cm" draw:start-shape="id8" draw:start-glue-point="6" draw:end-shape="id10" draw:end-glue-point="1" svg:d="M15000 19700v400h-2200v-600h-800" svg:viewBox="0 0 3001 601">
          <text:p/>
        </draw:connector>
        <draw:custom-shape draw:style-name="gr13" draw:text-style-name="P3" xml:id="id13" draw:id="id13" draw:layer="layout" svg:width="10cm" svg:height="2cm" svg:x="26.5cm" svg:y="3.033cm">
          <text:p text:style-name="P3"><text:span text:style-name="T1">_on_quest_timer_timeout :</text:span></text:p>
          <text:p text:style-name="P3"><text:span text:style-name="T1"/></text:p>
          <text:p text:style-name="P3"><text:span text:style-name="T1">pick_a_question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xml:id="id12" draw:id="id12" draw:layer="layout" svg:width="10cm" svg:height="5.1cm" svg:x="26.5cm" svg:y="6.001cm">
          <text:p text:style-name="P3"><text:span text:style-name="T1">pick_a_question : </text:span></text:p>
          <text:p text:style-name="P7"><text:span text:style-name="T1">nb_question +=1</text:span></text:p>
          <text:p text:style-name="P7"><text:span text:style-name="T1">qst = questions_scn.instance()</text:span></text:p>
          <text:p text:style-name="P7"><text:span text:style-name="T1">Positionnement de qst</text:span></text:p>
          <text:p text:style-name="P7"><text:span text:style-name="T1">question_datas <text:s/>= qst.choose_question()</text:span></text:p>
          <text:p text:style-name="P7"><text:span text:style-name="T1">qst.set_answer(expected_answer)</text:span></text:p>
          <text:p text:style-name="P7"><text:span text:style-name="T1">qst.set_question(question)</text:span></text:p>
          <text:p text:style-name="P7"><text:span text:style-name="T1">qst.update_speed(question_speed)</text:span></text:p>
          <text:p text:style-name="P7"><text:span text:style-name="T1">qst.display_question()</text:span></text:p>
          <text:p text:style-name="P3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xml:id="id11" draw:id="id11" draw:layer="layout" svg:width="7cm" svg:height="2cm" svg:x="28cm" svg:y="13.001cm">
          <text:p text:style-name="P6"><text:span text:style-name="T2">is_question_active=fals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31.5cm" svg:y1="13.001cm" svg:x2="31.5cm" svg:y2="11.101cm" draw:start-shape="id11" draw:start-glue-point="4" draw:end-shape="id12" draw:end-glue-point="2" svg:d="M31500 13001v-1900" svg:viewBox="0 0 1 1901">
          <text:p/>
        </draw:connector>
        <draw:custom-shape draw:style-name="gr16" draw:text-style-name="P6" xml:id="id16" draw:id="id16" draw:layer="layout" svg:width="7cm" svg:height="2.2cm" svg:x="28cm" svg:y="17cm">
          <text:p text:style-name="P6"><text:span text:style-name="T2">select_question_to_active() :</text:span></text:p>
          <text:p text:style-name="P6"><text:span text:style-name="T2"/></text:p>
          <text:p text:style-name="P6"><text:span text:style-name="T2">q = question la + ancienne</text:span></text:p>
          <text:p text:style-name="P6"><text:span text:style-name="T2"/></text:p>
          <text:p text:style-name="P6"><text:span text:style-name="T2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xml:id="id22" draw:id="id22" draw:layer="layout" svg:width="4.5cm" svg:height="3cm" svg:x="22.5cm" svg:y="12.5cm">
          <text:p text:style-name="P8"><text:span text:style-name="T2">Rien.</text:span></text:p>
          <text:p text:style-name="P8"><text:span text:style-name="T2">Parce qu'il y a déjà </text:span></text:p>
          <text:p text:style-name="P8"><text:span text:style-name="T2">une question active </text:span></text:p>
          <text:p text:style-name="P8"><text:span text:style-name="T2">à l'écr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31.5cm" svg:y1="5.033cm" svg:x2="31.5cm" svg:y2="6.001cm" draw:start-shape="id13" draw:start-glue-point="2" draw:end-shape="id12" draw:end-glue-point="0" svg:d="M31500 5033v968" svg:viewBox="0 0 1 969">
          <text:p/>
        </draw:connector>
        <draw:custom-shape draw:style-name="gr18" draw:text-style-name="P3" xml:id="id17" draw:id="id17" draw:layer="layout" svg:width="10cm" svg:height="5cm" svg:x="26.5cm" svg:y="20cm">
          <text:p text:style-name="P3"><text:span text:style-name="T1">question_to_active(q) :</text:span></text:p>
          <text:p text:style-name="P7"><text:span text:style-name="T1"/></text:p>
          <text:p text:style-name="P7"><text:span text:style-name="T1">is_question_active=true</text:span></text:p>
          <text:p text:style-name="P7"><text:span text:style-name="T1">current_body = q</text:span></text:p>
          <text:p text:style-name="P7"><text:span text:style-name="T1">q= set_animation("active")</text:span></text:p>
          <text:p text:style-name="P7"><text:span text:style-name="T1">current_question = q.get_question()</text:span></text:p>
          <text:p text:style-name="P7"><text:span text:style-name="T1">current_expected_answer = q.get_answer()</text:span></text:p>
          <text:p text:style-name="P7"><text:span text:style-name="T1">is_waiting_answer = true</text:span></text:p>
          <text:p text:style-name="P7"><text:span text:style-name="T1">Efface la zone de saisie</text:span></text:p>
          <text:p text:style-name="P7"><text:span text:style-name="T1"/></text:p>
          <text:p text:style-name="P7"><text:span text:style-name="T1"/></text:p>
          <text:p text:style-name="P7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xml:id="id19" draw:id="id19" draw:layer="layout" svg:width="7cm" svg:height="2cm" svg:x="2cm" svg:y="25cm">
          <text:p text:style-name="P3"><text:span text:style-name="T1">destroy_pre_active_question():</text:span></text:p>
          <text:p text:style-name="P3"><text:span text:style-name="T1"/></text:p>
          <text:p text:style-name="P3"><text:span text:style-name="T1">pre_current_body.queue_free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line-skew="2.449cm" svg:x1="6cm" svg:y1="15.2cm" svg:x2="15cm" svg:y2="21.3cm" draw:start-shape="id5" draw:start-glue-point="2" draw:end-shape="id9" draw:end-glue-point="0" svg:d="M6000 15200v5500h9000v600" svg:viewBox="0 0 9001 6101">
          <text:p/>
        </draw:connector>
        <draw:connector draw:style-name="gr2" draw:text-style-name="P2" draw:layer="layout" svg:x1="14.5cm" svg:y1="11.05cm" svg:x2="15cm" svg:y2="12.501cm" draw:start-shape="id4" draw:start-glue-point="7" draw:end-shape="id14" draw:end-glue-point="0" svg:d="M14500 11050h500v1451" svg:viewBox="0 0 501 1452">
          <text:p/>
        </draw:connector>
        <draw:custom-shape draw:style-name="gr20" draw:text-style-name="P3" xml:id="id15" draw:id="id15" draw:layer="layout" svg:width="7.4cm" svg:height="3.3cm" svg:x="17.3cm" svg:y="3cm">
          <text:p text:style-name="P3"><text:span text:style-name="T1">on_Area2D_body_entered(body):</text:span></text:p>
          <text:p text:style-name="P3"><text:span text:style-name="T3">(déclenché par une collision avec le sol)</text:span></text:p>
          <text:p text:style-name="P3"><text:span text:style-name="T4"/></text:p>
          <text:p text:style-name="P7"><text:span text:style-name="T4">current_body = bod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21cm" svg:y1="6.3cm" svg:x2="14.5cm" svg:y2="11.05cm" draw:start-shape="id15" draw:start-glue-point="2" draw:end-shape="id4" draw:end-glue-point="7" svg:d="M21000 6300v4750h-6500" svg:viewBox="0 0 6501 4751">
          <text:p/>
        </draw:connector>
        <draw:frame draw:style-name="gr21" draw:text-style-name="P9" draw:layer="layout" svg:width="13cm" svg:height="1.673cm" svg:x="25.7cm" svg:y="0.927cm">
          <draw:text-box>
            <text:p><text:span text:style-name="T5">Processus d'apparition des questions</text:span></text:p>
          </draw:text-box>
        </draw:frame>
        <draw:frame draw:style-name="gr21" draw:text-style-name="P9" draw:layer="layout" svg:width="9.1cm" svg:height="1.673cm" svg:x="5.8cm" svg:y="0.927cm">
          <draw:text-box>
            <text:p><text:span text:style-name="T5">Processus saisie utilisateur</text:span></text:p>
          </draw:text-box>
        </draw:frame>
        <draw:frame draw:style-name="gr21" draw:text-style-name="P10" draw:layer="layout" svg:width="8cm" svg:height="1.673cm" svg:x="16.8cm" svg:y="0.927cm">
          <draw:text-box>
            <text:p text:style-name="P2"><text:span text:style-name="T5">Processus question </text:span></text:p>
            <text:p text:style-name="P2"><text:span text:style-name="T5">non-répondue à temps</text:span></text:p>
          </draw:text-box>
        </draw:frame>
        <draw:frame draw:style-name="gr22" draw:text-style-name="P11" draw:layer="layout" svg:width="2.822cm" svg:height="0.725cm" svg:x="14.878cm" svg:y="15.875cm">
          <draw:text-box>
            <text:p><text:span text:style-name="T6">Delay 2 sec</text:span></text:p>
          </draw:text-box>
        </draw:frame>
        <draw:connector draw:style-name="gr2" draw:text-style-name="P2" draw:layer="layout" svg:x1="31.5cm" svg:y1="19.2cm" svg:x2="31.5cm" svg:y2="20cm" draw:start-shape="id16" draw:start-glue-point="2" draw:end-shape="id17" svg:d="M31500 19200v800" svg:viewBox="0 0 1 801">
          <text:p/>
        </draw:connector>
        <draw:custom-shape draw:style-name="gr23" draw:text-style-name="P6" xml:id="id20" draw:id="id20" draw:layer="layout" svg:width="6cm" svg:height="1.2cm" svg:x="12cm" svg:y="23.1cm">
          <text:p text:style-name="P6"><text:span text:style-name="T2">nb_questions &gt;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3" xml:id="id18" draw:id="id18" draw:layer="layout" svg:width="8cm" svg:height="3.3cm" svg:x="11cm" svg:y="24.8cm">
          <text:p text:style-name="P3"><text:span text:style-name="T1">lst=liste_questions</text:span></text:p>
          <text:p text:style-name="P3"><text:span text:style-name="T7">q=</text:span><text:span text:style-name="T1">lst[1]</text:span></text:p>
          <text:p text:style-name="P3"><text:span text:style-name="T3">( lst[0]étant la question à détruire )</text:span></text:p>
          <text:p text:style-name="P3"><text:span text:style-name="T1">select_question_to_active(q)</text:span></text:p>
          <text:p text:style-name="P3"><text:span text:style-name="T1"/></text:p>
          <text:p text:style-name="P3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15cm" svg:y1="28.1cm" svg:x2="5.5cm" svg:y2="25cm" draw:start-shape="id18" draw:start-glue-point="2" draw:end-shape="id19" draw:end-glue-point="0" svg:d="M15000 28100v502h-4999v-4103h-4501v501" svg:viewBox="0 0 9501 4104">
          <text:p/>
        </draw:connector>
        <draw:connector draw:style-name="gr2" draw:text-style-name="P2" draw:layer="layout" svg:x1="15cm" svg:y1="24.3cm" svg:x2="15cm" svg:y2="24.8cm" draw:start-shape="id20" draw:start-glue-point="6" draw:end-shape="id18" draw:end-glue-point="0" svg:d="M15000 24300v500" svg:viewBox="0 0 1 501">
          <text:p/>
        </draw:connector>
        <draw:connector draw:style-name="gr2" draw:text-style-name="P2" draw:layer="layout" svg:x1="15cm" svg:y1="23.1cm" svg:x2="15cm" svg:y2="22.7cm" draw:start-shape="id20" draw:start-glue-point="4" draw:end-shape="id9" draw:end-glue-point="2" svg:d="M15000 23100v-400" svg:viewBox="0 0 1 401">
          <text:p/>
        </draw:connector>
        <draw:connector draw:style-name="gr2" draw:text-style-name="P2" draw:layer="layout" svg:x1="19cm" svg:y1="26.45cm" svg:x2="26.5cm" svg:y2="22.5cm" draw:start-shape="id18" draw:start-glue-point="1" draw:end-shape="id17" draw:end-glue-point="3" svg:d="M19000 26450h3751v-3950h3749" svg:viewBox="0 0 7501 3951">
          <text:p/>
        </draw:connector>
        <draw:custom-shape draw:style-name="gr25" draw:text-style-name="P3" xml:id="id21" draw:id="id21" draw:layer="layout" svg:width="7cm" svg:height="0.999cm" svg:x="2cm" svg:y="23.001cm">
          <text:p text:style-name="P3"><text:span text:style-name="T1">is_question_active=fal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line-skew="-1.001cm -0.099cm" svg:x1="12cm" svg:y1="23.7cm" svg:x2="5.5cm" svg:y2="23.001cm" draw:start-shape="id20" draw:start-glue-point="5" draw:end-shape="id21" draw:end-glue-point="0" svg:d="M12000 23700h-2500v-1300h-4000v601" svg:viewBox="0 0 6501 1301">
          <text:p/>
        </draw:connector>
        <draw:connector draw:style-name="gr2" draw:text-style-name="P2" draw:layer="layout" svg:x1="5.5cm" svg:y1="24cm" svg:x2="5.5cm" svg:y2="25cm" draw:start-shape="id21" draw:start-glue-point="2" draw:end-shape="id19" draw:end-glue-point="0" svg:d="M5500 24000v1000" svg:viewBox="0 0 1 1001">
          <text:p/>
        </draw:connector>
        <draw:connector draw:style-name="gr2" draw:text-style-name="P2" draw:layer="layout" svg:x1="31.5cm" svg:y1="15.001cm" svg:x2="31.5cm" svg:y2="17cm" draw:start-shape="id11" draw:start-glue-point="6" draw:end-shape="id16" draw:end-glue-point="0" svg:d="M31500 15001v1999" svg:viewBox="0 0 1 2000">
          <text:p/>
        </draw:connector>
        <draw:connector draw:style-name="gr2" draw:text-style-name="P2" draw:layer="layout" svg:x1="28cm" svg:y1="14.001cm" svg:x2="27cm" svg:y2="14cm" draw:start-shape="id11" draw:start-glue-point="5" draw:end-shape="id22" draw:end-glue-point="1" svg:d="M28000 14001h-499v-1h-501" svg:viewBox="0 0 1001 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3T07:36:01.267406599</meta:creation-date>
    <dc:date>2022-09-04T09:04:52.196913748</dc:date>
    <meta:editing-duration>PT16H51M51S</meta:editing-duration>
    <meta:editing-cycles>27</meta:editing-cycles>
    <meta:generator>LibreOffice/6.4.7.2$Linux_X86_64 LibreOffice_project/40$Build-2</meta:generator>
    <meta:document-statistic meta:object-count="50"/>
  </office:meta>
</office:document-meta>
</file>